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 style:list-style-name="L2">
      <style:graphic-properties draw:stroke="none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 style:list-style-name="L2">
      <style:graphic-properties draw:stroke="none" draw:fill="solid" draw:fill-color="#ccffff" draw:textarea-horizontal-align="justify" draw:textarea-vertical-align="middle" draw:auto-grow-height="false" fo:padding-top="0cm" fo:padding-bottom="0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solid" draw:fill-color="#ccffff" draw:textarea-horizontal-align="justify" draw:textarea-vertical-align="middle" draw:auto-grow-height="false" fo:padding-top="0cm" fo:padding-bottom="0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2">
      <style:graphic-properties draw:stroke="none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margin-top="0.123cm" fo:margin-bottom="0cm" fo:line-height="100%" fo:text-align="center" fo:text-indent="0cm"/>
      <style:text-properties fo:font-family="Arial" style:font-family-generic="swiss" style:font-pitch="variable" fo:font-size="16pt" style:font-size-asian="18pt" style:font-size-complex="18pt"/>
    </style:style>
    <style:style style:name="P2" style:family="paragraph">
      <style:paragraph-properties fo:margin-left="0cm" fo:margin-right="0cm" fo:margin-top="0.123cm" fo:margin-bottom="0cm" fo:line-height="100%" fo:text-align="center" fo:text-indent="0cm" style:writing-mode="lr-tb" style:font-independent-line-spacing="true"/>
      <style:text-properties fo:font-family="Arial" style:font-family-generic="swiss" style:font-pitch="variable" fo:font-size="16pt" style:font-size-asian="18pt" style:font-size-complex="18pt"/>
    </style:style>
    <style:style style:name="P3" style:family="paragraph">
      <style:paragraph-properties fo:margin-left="0cm" fo:margin-right="0cm" fo:margin-top="0.123cm" fo:margin-bottom="0cm" fo:line-height="100%" fo:text-indent="0cm"/>
      <style:text-properties fo:font-family="Arial" style:font-family-generic="swiss" style:font-pitch="variable" fo:font-size="16pt" style:font-size-asian="18pt" style:font-size-complex="18pt"/>
    </style:style>
    <style:style style:name="P4" style:family="paragraph">
      <style:paragraph-properties fo:margin-left="0cm" fo:margin-right="0cm" fo:margin-top="0.123cm" fo:margin-bottom="0cm" fo:line-height="100%" fo:text-indent="0cm" style:writing-mode="lr-tb" style:font-independent-line-spacing="true"/>
      <style:text-properties fo:font-family="Arial" style:font-family-generic="swiss" style:font-pitch="variable" fo:font-size="16pt" style:font-size-asian="18pt" style:font-size-complex="18pt"/>
    </style:style>
    <style:style style:name="P5" style:family="paragraph">
      <style:paragraph-properties fo:text-align="center" style:writing-mode="lr-tb"/>
      <style:text-properties fo:font-family="Arial" style:font-family-generic="swiss" style:font-pitch="variable" fo:font-size="16pt" style:font-size-asian="18pt" style:font-size-complex="18pt"/>
    </style:style>
    <style:style style:name="P6" style:family="paragraph">
      <style:paragraph-properties fo:margin-left="0cm" fo:margin-right="0cm" fo:margin-top="0.088cm" fo:margin-bottom="0cm" fo:line-height="100%" fo:text-indent="0cm"/>
      <style:text-properties fo:font-family="Arial" style:font-family-generic="swiss" style:font-pitch="variable" fo:font-size="16pt" style:font-size-asian="18pt" style:font-size-complex="18pt"/>
    </style:style>
    <style:style style:name="P7" style:family="paragraph">
      <style:paragraph-properties fo:margin-left="0cm" fo:margin-right="0cm" fo:margin-top="0.088cm" fo:margin-bottom="0cm" fo:line-height="100%" fo:text-indent="0cm" style:writing-mode="lr-tb" style:font-independent-line-spacing="true"/>
      <style:text-properties fo:font-family="Arial" style:font-family-generic="swiss" style:font-pitch="variable" fo:font-size="16pt" style:font-size-asian="18pt" style:font-size-complex="18pt"/>
    </style:style>
    <style:style style:name="T1" style:family="text">
      <style:text-properties style:text-position="-25% 58%"/>
    </style:style>
    <style:style style:name="T2" style:family="text">
      <style:text-properties fo:language="en" fo:country="US"/>
    </style:style>
    <style:style style:name="T3" style:family="text">
      <style:text-properties style:text-position="-25% 58%"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text-position="-25% 58%" fo:language="en" fo:country="US" fo:font-weight="bold" style:font-weight-asian="bold" style:font-weight-complex="bold"/>
    </style:style>
    <style:style style:name="T6" style:family="text">
      <style:text-properties style:font-family-asian="'Comic Sans MS'" style:font-style-name-asian="Regular" style:font-family-generic-asian="script" style:font-family-complex="'Comic Sans MS'" style:font-style-name-complex="Regular" style:font-family-generic-complex="scri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">
        <style:list-level-properties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2" xml:id="id1" draw:id="id1" draw:layer="layout" svg:width="0.847cm" svg:height="0.847cm" svg:x="6.138cm" svg:y="2.352cm">
          <text:list text:style-name="L1">
            <text:list-header>
              <text:p text:style-name="P1">n<text:span text:style-name="T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481cm" svg:height="1.059cm" svg:x="6.35cm" svg:y="3.41cm">
          <text:list text:style-name="L2">
            <text:list-header>
              <text:p text:style-name="P3"><text:span text:style-name="T2">n</text:span><text:span text:style-name="T3">a</text:span><text:span text:style-name="T2">, n</text:span><text:span text:style-name="T3">b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6.138cm" svg:y1="2.776cm" svg:x2="2.116cm" svg:y2="1.506cm" draw:start-shape="id1" draw:start-glue-point="6" draw:end-shape="id2" draw:end-glue-point="10" svg:d="m6138 2776c-3016 0-1006-1270-4022-1270">
          <text:p/>
        </draw:connector>
        <draw:connector draw:style-name="gr3" draw:text-style-name="P5" draw:layer="layout" draw:type="curve" svg:x1="6.262cm" svg:y1="3.075cm" svg:x2="0.846cm" svg:y2="2.141cm" draw:start-shape="id1" draw:start-glue-point="7" draw:end-shape="id3" draw:end-glue-point="10" svg:d="m6262 3075c-4155 0-1447-934-5416-934">
          <text:p/>
        </draw:connector>
        <draw:custom-shape draw:style-name="gr4" draw:text-style-name="P7" draw:layer="layout" svg:width="2.963cm" svg:height="0.635cm" svg:x="2.963cm" svg:y="0.87cm">
          <text:list text:style-name="L2">
            <text:list-header>
              <text:p text:style-name="P6">findNode(t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963cm" svg:height="0.635cm" svg:x="0.423cm" svg:y="2.775cm">
          <text:list text:style-name="L2">
            <text:list-header>
              <text:p text:style-name="P6">findNode(t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0.846cm" svg:height="0.847cm" svg:x="1.27cm" svg:y="1.082cm">
          <text:list text:style-name="L1">
            <text:list-header>
              <text:p text:style-name="P1"><text:span text:style-name="T2">n</text:span><text:span text:style-name="T3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0.846cm" svg:height="0.847cm" svg:x="0cm" svg:y="1.717cm">
          <text:list text:style-name="L1">
            <text:list-header>
              <text:p text:style-name="P1"><text:span text:style-name="T2">n</text:span><text:span text:style-name="T3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0.847cm" svg:height="0.847cm" svg:x="6.138cm" svg:y="6.797cm">
          <text:list text:style-name="L1">
            <text:list-header>
              <text:p text:style-name="P1">n<text:span text:style-name="T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328cm" svg:height="1.059cm" svg:x="6.35cm" svg:y="7.855cm">
          <text:list text:style-name="L2">
            <text:list-header>
              <text:p text:style-name="P3"><text:span text:style-name="T2">n</text:span><text:span text:style-name="T3">d</text:span><text:span text:style-name="T2">, n</text:span><text:span text:style-name="T3">e</text:span><text:span text:style-name="T2">, n</text:span><text:span text:style-name="T3">h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svg:x1="6.138cm" svg:y1="7.221cm" svg:x2="2.116cm" svg:y2="5.951cm" draw:start-shape="id4" draw:start-glue-point="6" draw:end-shape="id5" draw:end-glue-point="10" svg:d="m6138 7221c-3016 0-1006-1270-4022-1270">
          <text:p/>
        </draw:connector>
        <draw:connector draw:style-name="gr10" draw:text-style-name="P5" draw:layer="layout" draw:type="curve" svg:x1="6.262cm" svg:y1="7.52cm" svg:x2="0.846cm" svg:y2="6.586cm" draw:start-shape="id4" draw:start-glue-point="7" draw:end-shape="id6" draw:end-glue-point="10" svg:d="m6262 7520c-4155 0-1447-934-5416-934">
          <text:p/>
        </draw:connector>
        <draw:custom-shape draw:style-name="gr11" draw:text-style-name="P4" draw:layer="layout" svg:width="2.963cm" svg:height="0.635cm" svg:x="3.598cm" svg:y="5.527cm">
          <text:list text:style-name="L2">
            <text:list-header>
              <text:p text:style-name="P3"><text:span text:style-name="T2">n</text:span><text:span text:style-name="T3">c</text:span><text:span text:style-name="T2">, n</text:span><text:span text:style-name="T3">d</text:span><text:span text:style-name="T2">, n</text:span><text:span text:style-name="T3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0.846cm" svg:height="0.847cm" svg:x="1.27cm" svg:y="5.527cm">
          <text:list text:style-name="L1">
            <text:list-header>
              <text:p text:style-name="P1"><text:span text:style-name="T2">n</text:span><text:span text:style-name="T3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0.846cm" svg:height="0.847cm" svg:x="0cm" svg:y="6.162cm">
          <text:list text:style-name="L1">
            <text:list-header>
              <text:p text:style-name="P1"><text:span text:style-name="T2">n</text:span><text:span text:style-name="T3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2.963cm" svg:height="0.793cm" svg:x="0.635cm" svg:y="7.644cm">
          <text:list text:style-name="L2">
            <text:list-header>
              <text:p text:style-name="P3"><text:span text:style-name="T2">n</text:span><text:span text:style-name="T3">f</text:span><text:span text:style-name="T2">, n</text:span><text:span text:style-name="T3">g</text:span><text:span text:style-name="T2">, n</text:span><text:span text:style-name="T3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0.847cm" svg:height="0.847cm" svg:x="6.138cm" svg:y="11.665cm">
          <text:list text:style-name="L1">
            <text:list-header>
              <text:p text:style-name="P1">n<text:span text:style-name="T1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6.138cm" svg:y1="12.089cm" svg:x2="2.116cm" svg:y2="10.819cm" draw:start-shape="id7" draw:start-glue-point="6" draw:end-shape="id8" draw:end-glue-point="10" svg:d="m6138 12089c-3016 0-1006-1270-4022-1270">
          <text:p/>
        </draw:connector>
        <draw:connector draw:style-name="gr3" draw:text-style-name="P5" draw:layer="layout" draw:type="curve" svg:x1="6.262cm" svg:y1="12.388cm" svg:x2="0.846cm" svg:y2="11.454cm" draw:start-shape="id7" draw:start-glue-point="7" draw:end-shape="id9" draw:end-glue-point="10" svg:d="m6262 12388c-4155 0-1447-934-5416-934">
          <text:p/>
        </draw:connector>
        <draw:custom-shape draw:style-name="gr16" draw:text-style-name="P7" draw:layer="layout" svg:width="2.963cm" svg:height="0.635cm" svg:x="2.963cm" svg:y="10.184cm">
          <text:list text:style-name="L2">
            <text:list-header>
              <text:p text:style-name="P6">findNode(t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963cm" svg:height="0.635cm" svg:x="0.423cm" svg:y="12.089cm">
          <text:list text:style-name="L2">
            <text:list-header>
              <text:p text:style-name="P6">findNode(t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" xml:id="id8" draw:id="id8" draw:layer="layout" svg:width="0.846cm" svg:height="0.847cm" svg:x="1.27cm" svg:y="10.395cm">
          <text:list text:style-name="L1">
            <text:list-header>
              <text:p text:style-name="P1"><text:span text:style-name="T2">n</text:span><text:span text:style-name="T3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9" draw:id="id9" draw:layer="layout" svg:width="0.846cm" svg:height="0.847cm" svg:x="0cm" svg:y="11.03cm">
          <text:list text:style-name="L1">
            <text:list-header>
              <text:p text:style-name="P1"><text:span text:style-name="T2">n</text:span><text:span text:style-name="T3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328cm" svg:height="1.058cm" svg:x="6.35cm" svg:y="12.724cm">
          <text:list text:style-name="L2">
            <text:list-header>
              <text:p text:style-name="P3"><text:span text:style-name="T4">n</text:span><text:span text:style-name="T5">d</text:span><text:span text:style-name="T2">, n</text:span><text:span text:style-name="T3">e</text:span><text:span text:style-name="T2">, </text:span><text:span text:style-name="T4">n</text:span><text:span text:style-name="T5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117cm" svg:height="1.482cm" svg:x="6.383cm" svg:y="0.018cm">
          <text:list text:style-name="L3">
            <text:list-header>
              <text:p text:style-name="P3"><text:span text:style-name="T6">α </text:span>= 2</text:p>
            </text:list-header>
          </text:list>
          <text:list text:style-name="L2">
            <text:list-header>
              <text:p text:style-name="P3"><text:s text:c="2"/>k = 3 </text:p>
            </text:list-header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4:37:15</meta:creation-date>
    <meta:editing-duration>PT4M9S</meta:editing-duration>
    <meta:editing-cycles>2</meta:editing-cycles>
    <meta:generator>OpenOffice.org/3.3$Unix OpenOffice.org_project/330m20$Build-9567</meta:generator>
    <meta:initial-creator>Alberto Montresor</meta:initial-creator>
    <dc:date>2011-10-25T14:41:23</dc:date>
    <dc:creator>Alberto Montresor</dc:creator>
    <meta:document-statistic meta:object-count="25"/>
  </office:meta>
</office:document-meta>
</file>